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1709556" text:style-name="WWNum1">
        <text:list-item>
          <text:p text:style-name="P2">snimka</text:p>
          <text:list>
            <text:list-item>
              <text:p text:style-name="P3">nadpis</text:p>
            </text:list-item>
            <text:list-item>
              <text:p text:style-name="P3">meno</text:p>
            </text:list-item>
          </text:list>
        </text:list-item>
        <text:list-item>
          <text:p text:style-name="P1">snimka</text:p>
          <text:list>
            <text:list-item>
              <text:p text:style-name="P3">iné rozloženie</text:p>
            </text:list-item>
            <text:list-item>
              <text:p text:style-name="P3">obsah</text:p>
            </text:list-item>
          </text:list>
        </text:list-item>
        <text:list-item>
          <text:p text:style-name="P1">snimka</text:p>
          <text:list>
            <text:list-item>
              <text:p text:style-name="P3">obsah</text:p>
            </text:list-item>
            <text:list-item>
              <text:p text:style-name="P3">iné rozloženie</text:p>
            </text:list-item>
          </text:list>
        </text:list-item>
        <text:list-item>
          <text:p text:style-name="P1">snimka</text:p>
          <text:list>
            <text:list-item>
              <text:p text:style-name="P3">obsah</text:p>
            </text:list-item>
            <text:list-item>
              <text:p text:style-name="P3">iné rozloženie</text:p>
            </text:list-item>
          </text:list>
        </text:list-item>
        <text:list-item>
          <text:p text:style-name="P1">snimka</text:p>
          <text:list>
            <text:list-item>
              <text:p text:style-name="P3">poďakovanie, zav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32" meta:character-count="143" meta:non-whitespace-character-count="139"/>
    <meta:generator>LibreOfficeDev/6.0.5.2$Linux_X86_64 LibreOffice_project/</meta:generator>
  </office:meta>
</office:document-meta>
</file>